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53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235cm"/>
    </style:style>
    <style:style style:name="co6" style:family="table-column">
      <style:table-column-properties fo:break-before="auto" style:column-width="6.987cm"/>
    </style:style>
    <style:style style:name="co7" style:family="table-column">
      <style:table-column-properties fo:break-before="auto" style:column-width="1.5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Comma" style:data-style-name="N111"/>
    <style:style style:name="ce3" style:family="table-cell" style:parent-style-name="Default" style:data-style-name="N111"/>
    <style:style style:name="ce4" style:family="table-cell" style:parent-style-name="Comma" style:data-style-name="N118"/>
    <style:style style:name="ce5" style:family="table-cell" style:parent-style-name="Comma" style:data-style-name="N117"/>
    <style:style style:name="ce6" style:family="table-cell" style:parent-style-name="Comma" style:data-style-name="N114"/>
  </office:automatic-styles>
  <office:body>
    <office:spreadsheet>
      <table:calculation-settings table:case-sensitive="false" table:automatic-find-labels="false" table:use-regular-expressions="false"/>
      <table:table table:name="Marciapie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à dei treni</text:p>
          </table:table-cell>
          <table:table-cell table:style-name="ce2" office:value-type="float" office:value="140" calcext:value-type="float">
            <text:p>140,000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istanza dal binario</text:p>
          </table:table-cell>
          <table:table-cell table:style-name="ce3" office:value-type="float" office:value="0.8" calcext:value-type="float">
            <text:p>0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sottopasso</text:p>
          </table:table-cell>
          <table:table-cell table:style-name="ce3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zza</text:p>
          </table:table-cell>
          <table:table-cell table:style-name="ce3" office:value-type="float" office:value="0.55" calcext:value-type="float">
            <text:p>0,55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muretti sottopasso</text:p>
          </table:table-cell>
          <table:table-cell table:style-name="ce3" table:formula="of:=0.2*2" office:value-type="float" office:value="0.4" calcext:value-type="float">
            <text:p>0,4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passeggeri</text:p>
          </table:table-cell>
          <table:table-cell table:style-name="ce3" table:formula="of:= 1.6 + 0.05*([.B2]-100)/10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rghezza marciapiede 2 binari</text:p>
          </table:table-cell>
          <table:table-cell table:style-name="ce3" table:formula="of:=[.B8]*2+[.B5]+[.B7]" office:value-type="float" office:value="5.8" calcext:value-type="float">
            <text:p>5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easse binari</text:p>
          </table:table-cell>
          <table:table-cell table:style-name="ce3" table:formula="of:=[.B10]+[.B4]*2+[.B1]" office:value-type="float" office:value="8.835" calcext:value-type="float">
            <text:p>8,835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Larghezza marciapiede 1 binario</text:p>
          </table:table-cell>
          <table:table-cell table:style-name="ce3" table:formula="of:=[.B5]+[.B8]+[.B7]" office:value-type="float" office:value="4" calcext:value-type="float">
            <text:p>4,000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atoio_semplice" table:style-name="ta1"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Passo</text:p>
          </table:table-cell>
          <table:table-cell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4" table:formula="of:=[.B8]/[.B7]" office:value-type="float" office:value="0.996418923555872" calcext:value-type="float">
            <text:p>0,99641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style-name="ce4" table:formula="of:=ACOS([.B10])" office:value-type="float" office:value="0.0846547794157981" calcext:value-type="float">
            <text:p>0,084655</text:p>
          </table:table-cell>
          <table:table-cell table:style-name="ce5" table:formula="of:=DEGREES([.B11])" office:value-type="float" office:value="4.85036157613619" calcext:value-type="float">
            <text:p>4,85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style-name="ce4" table:formula="of:=SQRT(1-[.B10]^2)" office:value-type="float" office:value="0.0845537035247852" calcext:value-type="float">
            <text:p>0,084554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Tan al cuore</text:p>
          </table:table-cell>
          <table:table-cell table:style-name="ce4" table:formula="of:=[.B12]/[.B10]" office:value-type="float" office:value="0.0848575850236189" calcext:value-type="float">
            <text:p>0,084858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formula="of:=[.B7]*[.B12]" office:value-type="float" office:value="33.8821486921931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ratta deviata rettilinea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formula="of:=[.B5]*[.B12]" office:value-type="float" office:value="33.821481409914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formula="of:=[.B5]*(1-[.B10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formula="of:=[.B3]-[.B19]*2" office:value-type="float" office:value="1.13513884469744" calcext:value-type="float">
            <text:p>1,135 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Lunghezza</text:p>
          </table:table-cell>
          <table:table-cell table:formula="of:=[.B20]/[.B12]" office:value-type="float" office:value="13.4250635676141" calcext:value-type="float">
            <text:p>13,425 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Distanza laterale</text:p>
          </table:table-cell>
          <table:table-cell table:formula="of:=[.B5]*(1-[.B10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ratta diretta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formula="of:=[.B18]+[.B20]*[.B10]/[.B12]" office:value-type="float" office:value="47.1984687986253" calcext:value-type="float">
            <text:p>47,198 </text:p>
          </table:table-cell>
          <table:table-cell table:style-name="ce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2*[.B25]" office:value-type="float" office:value="94.3969375972506" calcext:value-type="float">
            <text:p>94,397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5]*4" office:value-type="float" office:value="188.793875194501" calcext:value-type="float">
            <text:p>188,794 </text:p>
          </table:table-cell>
          <table:table-cell table:formula="of:=2-[.B22]" office:value-type="float" office:value="0.56756942234872" calcext:value-type="float">
            <text:p>0,56756942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5]*2+[.B15]" office:value-type="float" office:value="128.279086289444" calcext:value-type="float">
            <text:p>128,279 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viatoio_inglese" table:style-name="ta1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table:style-name="ce2"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style-name="ce2"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table:style-name="ce2"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angente</text:p>
          </table:table-cell>
          <table:table-cell table:style-name="ce2" office:value-type="float" office:value="0.074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ngolo di uscita</text:p>
          </table:table-cell>
          <table:table-cell table:style-name="ce2" table:formula="of:=ATAN([.B6])" office:value-type="float" office:value="0.0738653674061214" calcext:value-type="float">
            <text:p>0,074 </text:p>
          </table:table-cell>
          <table:table-cell table:style-name="ce2" table:formula="of:=DEGREES([.B8])" office:value-type="float" office:value="4.23217380455395" calcext:value-type="float">
            <text:p>4,23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</text:p>
          </table:table-cell>
          <table:table-cell table:style-name="ce2" table:formula="of:=[.B6]/SQRT(1+[.B6]^2)" office:value-type="float" office:value="0.0737982163483143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</text:p>
          </table:table-cell>
          <table:table-cell table:style-name="ce6" table:formula="of:=1/SQRT(1+[.B6]^2)" office:value-type="float" office:value="0.99727319389614" calcext:value-type="float">
            <text:p>0,997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 curva</text:p>
          </table:table-cell>
          <table:table-cell table:style-name="ce2" table:formula="of:=[.B5]*[.B8]" office:value-type="float" office:value="29.5461469624485" calcext:value-type="float">
            <text:p>29,546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style-name="ce2"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style-name="ce2"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rva</text:p>
          </table:table-cell>
          <table:table-cell table:style-name="ce2" table:formula="of:=[.B12]*[.B9]" office:value-type="float" office:value="29.5722367595556" calcext:value-type="float">
            <text:p>29,57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 in fine curva</text:p>
          </table:table-cell>
          <table:table-cell table:style-name="ce2" table:formula="of:=[.B12]*(1-[.B10])-[.B1]" office:value-type="float" office:value="-0.342321075076346" calcext:value-type="float">
            <text:p>-0,34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6" table:formula="of:=[.B13]/[.B12]" office:value-type="float" office:value="0.996418923555872" calcext:value-type="float">
            <text:p>0,996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style-name="ce2" table:formula="of:=ACOS([.B17])" office:value-type="float" office:value="0.0846547794157981" calcext:value-type="float">
            <text:p>0,085 </text:p>
          </table:table-cell>
          <table:table-cell table:style-name="ce2" table:formula="of:=DEGREES([.B18])" office:value-type="float" office:value="4.85036157613619" calcext:value-type="float">
            <text:p>4,8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style-name="ce2" table:formula="of:=SIN([.B18])" office:value-type="float" office:value="0.0845537035247878" calcext:value-type="float">
            <text:p>0,08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style-name="ce2" table:formula="of:=[.B12]*[.B19]" office:value-type="float" office:value="33.8821486921941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eviata rettilinea di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style-name="ce2" table:formula="of:=[.B5]*[.B19]" office:value-type="float" office:value="33.821481409915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style-name="ce2" table:formula="of:=[.B5]*(1-[.B17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style-name="ce2" table:formula="of:=[.B3]/2-[.B24]" office:value-type="float" office:value="0.567569422348722" calcext:value-type="float">
            <text:p>0,56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[.B25]/[.B19]*2" office:value-type="float" office:value="13.4250635676138" calcext:value-type="float">
            <text:p>13,425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iretta con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([.B23]+[.B25]*[.B17]/[.B19]) * 2" office:value-type="float" office:value="81.0199502085411" calcext:value-type="float">
            <text:p>81,020 </text:p>
          </table:table-cell>
          <table:table-cell table:style-name="ce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2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3">
      <number:number number:decimal-places="2" number:min-integer-digits="1" number:grouping="true"/>
      <number:text> </number:text>
    </number:number-style>
    <number:number-style style:name="N104">
      <number:text>-</number:text>
      <number:number number:decimal-places="2" number:min-integer-digits="1" number:grouping="true"/>
      <number:text> </number:text>
    </number:number-style>
    <number:number-style style:name="N105">
      <number:text> -</number:text>
      <number:number number:decimal-places="0" number:min-integer-digits="2"/>
      <number:text> </number:text>
    </number:number-style>
    <number:number-style style:name="N109">
      <number:number number:decimal-places="3" number:min-integer-digits="1" number:grouping="true"/>
      <number:text> </number:text>
    </number:number-style>
    <number:number-style style:name="N110">
      <number:text>-</number:text>
      <number:number number:decimal-places="3" number:min-integer-digits="1" number:grouping="true"/>
      <number:text> </number:text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P1" style:volatile="true">
      <number:text>-</number:text>
      <number:number number:decimal-places="3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 number:grouping="true"/>
      <number:text> </number:text>
    </number:number-style>
    <number:number-style style:name="N113">
      <number:text>-</number:text>
      <number:number number:decimal-places="4" number:min-integer-digits="1" number:grouping="true"/>
      <number:text> </number:text>
    </number:number-style>
    <number:number-style style:name="N114P0" style:volatile="true">
      <number:number number:decimal-places="4" number:min-integer-digits="1" number:grouping="true"/>
      <number:text> </number:text>
    </number:number-style>
    <number:number-style style:name="N114P1" style:volatile="true">
      <number:text>-</number:text>
      <number:number number:decimal-places="4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number:min-integer-digits="1" number:grouping="true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5" number:min-integer-digits="1" number:grouping="true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3:09:13.7658351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us00852</meta:initial-creator>
    <meta:creation-date>2015-09-04T07:42:14Z</meta:creation-date>
    <dc:date>2015-09-08T18:46:27.742990188</dc:date>
    <meta:editing-duration>P2DT6H15M19S</meta:editing-duration>
    <meta:editing-cycles>5</meta:editing-cycles>
    <meta:document-statistic meta:table-count="3" meta:cell-count="109" meta:object-count="0"/>
  </office:meta>
</office:document-meta>
</file>